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niceness_increase_other" table:style-name="ta1">
        <table:shapes>
          <draw:frame draw:z-index="0" draw:style-name="gr1" draw:text-style-name="P1" svg:width="453.51pt" svg:height="255.09pt" svg:x="0pt" svg:y="657.86pt">
            <draw:object draw:notify-on-update-of-ranges="result_niceness_increase_other.A1:result_niceness_increase_other.A40 result_niceness_increase_other.B1:result_niceness_increase_other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.28461538461538" calcext:value-type="float">
            <text:p>1.2846153846153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.26201183431953" calcext:value-type="float">
            <text:p>1.2620118343195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.28177514792899" calcext:value-type="float">
            <text:p>1.2817751479289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.27727810650888" calcext:value-type="float">
            <text:p>1.2772781065088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.27005917159763" calcext:value-type="float">
            <text:p>1.2700591715976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26781065088757" calcext:value-type="float">
            <text:p>1.2678106508875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.28650887573965" calcext:value-type="float">
            <text:p>1.2865088757396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.26118343195266" calcext:value-type="float">
            <text:p>1.2611834319526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.28804733727811" calcext:value-type="float">
            <text:p>1.288047337278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.26923076923077" calcext:value-type="float">
            <text:p>1.2692307692307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2705325443787" calcext:value-type="float">
            <text:p>1.270532544378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27443786982249" calcext:value-type="float">
            <text:p>1.2744378698224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26852071005917" calcext:value-type="float">
            <text:p>1.2685207100591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.26840236686391" calcext:value-type="float">
            <text:p>1.268402366863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278106508876" calcext:value-type="float">
            <text:p>1.2927810650887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28378698224852" calcext:value-type="float">
            <text:p>1.2837869822485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2796449704142" calcext:value-type="float">
            <text:p>1.279644970414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.34899408284024" calcext:value-type="float">
            <text:p>1.348994082840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50165680473373" calcext:value-type="float">
            <text:p>1.50165680473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814201183432" calcext:value-type="float">
            <text:p>1.6814201183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2970414201183" calcext:value-type="float">
            <text:p>2.1297041420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680473372781" calcext:value-type="float">
            <text:p>2.27680473372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6532544378698" calcext:value-type="float">
            <text:p>2.56532544378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0899408284024" calcext:value-type="float">
            <text:p>3.50899408284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940828402367" calcext:value-type="float">
            <text:p>4.87940828402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8378698224852" calcext:value-type="float">
            <text:p>5.68378698224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4934911242604" calcext:value-type="float">
            <text:p>6.64934911242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6378698224852" calcext:value-type="float">
            <text:p>7.46378698224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8639053254438" calcext:value-type="float">
            <text:p>9.48639053254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21775147929" calcext:value-type="float">
            <text:p>12.921775147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085207100592" calcext:value-type="float">
            <text:p>16.2085207100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3750295857988" calcext:value-type="float">
            <text:p>19.3750295857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852899408284" calcext:value-type="float">
            <text:p>24.852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6618934911243" calcext:value-type="float">
            <text:p>29.6618934911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.5862721893491" calcext:value-type="float">
            <text:p>36.5862721893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.9805917159763" calcext:value-type="float">
            <text:p>43.98059171597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2078106508876" calcext:value-type="float">
            <text:p>54.2078106508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.0594082840237" calcext:value-type="float">
            <text:p>64.05940828402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304142011834" calcext:value-type="float">
            <text:p>13.13041420118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.674674556213" calcext:value-type="float">
            <text:p>67.674674556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0:53:10.796202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2T10:54:03.617706777</dc:date>
    <meta:editing-duration>PT4M9S</meta:editing-duration>
    <meta:editing-cycles>3</meta:editing-cycles>
    <meta:generator>LibreOffice/6.3.3.2.0$Linux_X86_64 LibreOffice_project/30$Build-2</meta:generator>
    <meta:document-statistic meta:table-count="1" meta:cell-count="80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result_niceness_increase_other.A1:result_niceness_increase_other.B40" chart:data-source-has-labels="column" svg:x="1.331cm" svg:y="0.18cm" svg:width="14.349cm" svg:height="7.659cm">
          <chartooo:coordinate-region svg:x="1.952cm" svg:y="0.359cm" svg:width="13.728cm" svg:height="6.594cm"/>
          <chart:axis chart:dimension="x" chart:name="primary-x" chart:style-name="ch3" chartooo:axis-type="auto">
            <chartooo:date-scale/>
            <chart:title svg:x="7.8cm" svg:y="8.019cm" chart:style-name="ch4">
              <text:p>niceness</text:p>
            </chart:title>
            <chart:categories table:cell-range-address="result_niceness_increase_other.A1:result_niceness_increase_other.A40"/>
          </chart:axis>
          <chart:axis chart:dimension="y" chart:name="primary-y" chart:style-name="ch3">
            <chart:title svg:x="0.451cm" svg:y="6.276cm" chart:style-name="ch5">
              <text:p>Ratio execution time / real time</text:p>
            </chart:title>
            <chart:grid chart:style-name="ch6" chart:class="major"/>
          </chart:axis>
          <chart:series chart:style-name="ch7" chart:values-cell-range-address="result_niceness_increase_other.B1:result_niceness_increase_other.B40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19">
                <text:p>-19</text:p>
                <draw:g>
                  <svg:desc>result_niceness_increase_other.A1:result_niceness_increase_other.A40</svg:desc>
                </draw:g>
              </table:table-cell>
              <table:table-cell office:value-type="float" office:value="1.28461538461538">
                <text:p>1.28461538461538</text:p>
                <draw:g>
                  <svg:desc>result_niceness_increase_other.B1:result_niceness_increase_other.B40</svg:desc>
                </draw:g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1.26201183431953">
                <text:p>1.26201183431953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1.28177514792899">
                <text:p>1.2817751479289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1.27727810650888">
                <text:p>1.27727810650888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.27005917159763">
                <text:p>1.2700591715976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1.26781065088757">
                <text:p>1.26781065088757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1.28650887573965">
                <text:p>1.2865088757396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1.26118343195266">
                <text:p>1.2611834319526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.28804733727811">
                <text:p>1.2880473372781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6923076923077">
                <text:p>1.2692307692307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1.2705325443787">
                <text:p>1.2705325443787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1.27443786982249">
                <text:p>1.27443786982249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1.26852071005917">
                <text:p>1.2685207100591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.26840236686391">
                <text:p>1.2684023668639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.29278106508876">
                <text:p>1.2927810650887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1.28378698224852">
                <text:p>1.2837869822485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.2796449704142">
                <text:p>1.279644970414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.34899408284024">
                <text:p>1.3489940828402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0165680473373">
                <text:p>1.50165680473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814201183432">
                <text:p>1.68142011834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12970414201183">
                <text:p>2.129704142011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7680473372781">
                <text:p>2.276804733727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6532544378698">
                <text:p>2.565325443786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0899408284024">
                <text:p>3.508994082840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87940828402367">
                <text:p>4.879408284023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68378698224852">
                <text:p>5.683786982248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64934911242604">
                <text:p>6.649349112426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46378698224852">
                <text:p>7.46378698224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48639053254438">
                <text:p>9.486390532544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921775147929">
                <text:p>12.9217751479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.2085207100592">
                <text:p>16.20852071005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.3750295857988">
                <text:p>19.37502958579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852899408284">
                <text:p>24.8528994082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.6618934911243">
                <text:p>29.66189349112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.5862721893491">
                <text:p>36.58627218934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.9805917159763">
                <text:p>43.98059171597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4.2078106508876">
                <text:p>54.20781065088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4.0594082840237">
                <text:p>64.05940828402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1304142011834">
                <text:p>13.13041420118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.674674556213">
                <text:p>67.674674556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